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text-properties style:font-name="Liberation Sans" fo:font-style="italic" officeooo:rsid="0018b5f1" officeooo:paragraph-rsid="0018b5f1" style:font-style-asian="italic" style:font-style-complex="italic"/>
    </style:style>
    <style:style style:name="P2" style:family="paragraph" style:parent-style-name="Text_20_body">
      <style:paragraph-properties fo:text-align="justify" style:justify-single-word="false"/>
      <style:text-properties style:font-name="Liberation Sans" officeooo:rsid="001c2f07" officeooo:paragraph-rsid="001c2f07"/>
    </style:style>
    <style:style style:name="P3" style:family="paragraph" style:parent-style-name="Text_20_body">
      <style:paragraph-properties fo:text-align="justify" style:justify-single-word="false"/>
    </style:style>
    <style:style style:name="P4" style:family="paragraph" style:parent-style-name="Title">
      <style:paragraph-properties fo:text-align="center" style:justify-single-word="false"/>
      <style:text-properties officeooo:rsid="0018b5f1" officeooo:paragraph-rsid="0018b5f1"/>
    </style:style>
    <style:style style:name="P5" style:family="paragraph" style:parent-style-name="Subtitle">
      <style:paragraph-properties fo:text-align="center" style:justify-single-word="false"/>
      <style:text-properties officeooo:rsid="0018b5f1" officeooo:paragraph-rsid="0018b5f1"/>
    </style:style>
    <style:style style:name="P6" style:family="paragraph" style:parent-style-name="Heading_20_3">
      <style:paragraph-properties fo:text-align="justify" style:justify-single-word="false"/>
    </style:style>
    <style:style style:name="P7" style:family="paragraph" style:parent-style-name="Heading_20_4">
      <style:paragraph-properties fo:text-align="justify" style:justify-single-word="false"/>
    </style:style>
    <style:style style:name="T1" style:family="text">
      <style:text-properties officeooo:rsid="0018e572"/>
    </style:style>
    <style:style style:name="T2" style:family="text">
      <style:text-properties officeooo:rsid="001a5958"/>
    </style:style>
    <style:style style:name="T3" style:family="text">
      <style:text-properties officeooo:rsid="001d20d7"/>
    </style:style>
    <text:list-style style:name="L1">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evisión Modelo de Requisitos</text:p>
      <text:p text:style-name="P5">Aplicación de Escritorio para Gestión de Notas Personales</text:p>
      <text:p text:style-name="P1">Miguel Ángel Ramírez Ruiz (<text:a xlink:type="simple" xlink:href="mailto:i62rarum@uco.es" text:style-name="Internet_20_link" text:visited-style-name="Visited_20_Internet_20_Link">i62rarum@uco.es</text:a>)</text:p>
      <text:h text:style-name="P6" text:outline-level="3"><text:span text:style-name="T1">1. </text:span>Revisar el modelo de requisitos del TFG asignado y analizar los siguientes aspectos, teniendo en cuenta lo explicado en clase. Explicar qué está correcto y qué incorrecto.</text:h>
      <text:h text:style-name="P7" text:outline-level="4"><text:bookmark text:name="yui_3_17_2_1_1538301796228_97"/><text:bookmark text:name="yui_3_17_2_1_1538301796228_96"/><text:span text:style-name="T1">a. </text:span>Requisitos funcionales </text:h>
      <text:p text:style-name="P2">La sintaxis de los requisitos funcionales está bien estructurada. Hace referencia a lo que tiene que hacer el sistema de manera explícita y detalla con todos los requisitos escritos específicos para cada caso lo que el sistema hace. Por otra parte, al haber tantos requisitos relacionados entre sí, habría sido conveniente hacer una separación por categorías. Por ejemplo: una categoría llamada “Dropbox” en la que se agrupen todos los requisitos relacionados con las funciones de Dropbox; otra categoría llamada “Local” en la que se especifique lo que el sistema debería hacer o permitir en modo local; y una tercera relacionada exclusivamente con las Notas. De esta manera tendríamos una separación de los requisitos funcionales, lo cual haría que se entendieran mejor a simple vista.</text:p>
      <text:h text:style-name="P7" text:outline-level="4"><text:span text:style-name="T1">b. </text:span>Requisitos no funcionales </text:h>
      <text:p text:style-name="P2">En este caso, los requisitos no funcionales están bastante bien; sin embargo, tal vez la sintaxis empleada en dos de ellos no sea la mas adecuada: El RNF-03 está más bien escrito como un requisito del usuario, aunque bien es cierto que es un requisito no funcional del sistema; por otro lado, el RNF-04 es un requisito de interfaz, aunque podría modificarse de manera que estuviera acorde con el concepto de requisito no funcional y su sintaxis (Por ejemplo: “El sistema debería tener una interfaz intuitiva y agradable para el usuario”).</text:p>
      <text:h text:style-name="P6" text:outline-level="3"><text:bookmark text:name="yui_3_17_2_1_1538301796228_98"/><text:span text:style-name="T2">2. </text:span>Dar una valoración justificada global, puntuando de 0 a 10, del modelo de requisitos.</text:h>
      <text:p text:style-name="P2">En general, mi visión del modelo de requisitos de este Trabajo de Fin de Grado es muy positiva, pues establece lo que hace su sistema y lo que está fuera de su ámbito. Los requisitos no funcionales son pocos pero suficientes, pues dejan claro cómo tiene que ser su sistema. <text:span text:style-name="T3">Le doy una nota final de un 8 sobre 10.</text:span> </text:p>
      <text:p text:style-name="P3"/>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30T11:59:33.281123391</meta:creation-date>
    <dc:date>2018-09-30T12:40:37.798469031</dc:date>
    <meta:editing-duration>PT5M42S</meta:editing-duration>
    <meta:editing-cycles>3</meta:editing-cycles>
    <meta:generator>LibreOffice/5.4.6.2$Linux_X86_64 LibreOffice_project/40m0$Build-2</meta:generator>
    <meta:document-statistic meta:table-count="0" meta:image-count="0" meta:object-count="0" meta:page-count="1" meta:paragraph-count="10" meta:word-count="342" meta:character-count="2084" meta:non-whitespace-character-count="1749"/>
  </office:meta>
</office:document-meta>
</file>